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6pt" officeooo:rsid="000bcd9e" officeooo:paragraph-rsid="0010f216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6pt" officeooo:rsid="000bcd9e" officeooo:paragraph-rsid="000ee8e9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6pt" officeooo:rsid="000fb541" officeooo:paragraph-rsid="0010f216" style:font-size-asian="14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6pt" officeooo:rsid="0013f97a" officeooo:paragraph-rsid="0017ff95" style:font-size-asian="14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6pt" officeooo:rsid="0017ff95" officeooo:paragraph-rsid="0017ff95" style:font-size-asian="14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6pt" officeooo:rsid="0019715e" officeooo:paragraph-rsid="0019715e" style:font-size-asian="14pt" style:font-size-complex="16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6pt" officeooo:rsid="001e34d7" officeooo:paragraph-rsid="00256300" style:font-size-asian="14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6pt" officeooo:rsid="00272e1d" officeooo:paragraph-rsid="00272e1d" style:font-size-asian="14pt" style:font-size-complex="16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6pt" officeooo:rsid="00272e1d" officeooo:paragraph-rsid="002f5d66" style:font-size-asian="14pt" style:font-size-complex="16pt"/>
    </style:style>
    <style:style style:name="P10" style:family="paragraph" style:parent-style-name="Standard">
      <style:paragraph-properties fo:text-align="justify" style:justify-single-word="false"/>
      <style:text-properties officeooo:paragraph-rsid="0017ff95"/>
    </style:style>
    <style:style style:name="T1" style:family="text">
      <style:text-properties officeooo:rsid="000d4856"/>
    </style:style>
    <style:style style:name="T2" style:family="text">
      <style:text-properties officeooo:rsid="000fb541"/>
    </style:style>
    <style:style style:name="T3" style:family="text">
      <style:text-properties style:font-name="Liberation Serif" fo:font-size="16pt" officeooo:rsid="000fb541" style:font-size-asian="14pt" style:font-size-complex="16pt"/>
    </style:style>
    <style:style style:name="T4" style:family="text">
      <style:text-properties style:font-name="Liberation Serif" fo:font-size="16pt" style:font-size-asian="16pt" style:font-size-complex="16pt"/>
    </style:style>
    <style:style style:name="T5" style:family="text">
      <style:text-properties style:font-name="Liberation Serif" fo:font-size="16pt" officeooo:rsid="000fb541" style:font-size-asian="16pt" style:font-size-complex="16pt"/>
    </style:style>
    <style:style style:name="T6" style:family="text">
      <style:text-properties style:font-name="Liberation Serif" fo:font-size="16pt" officeooo:rsid="0014aa6d" style:font-size-asian="16pt" style:font-size-complex="16pt"/>
    </style:style>
    <style:style style:name="T7" style:family="text">
      <style:text-properties style:font-name="Liberation Serif" fo:font-size="16pt" officeooo:rsid="0014c578" style:font-size-asian="16pt" style:font-size-complex="16pt"/>
    </style:style>
    <style:style style:name="T8" style:family="text">
      <style:text-properties style:font-name="Liberation Serif" fo:font-size="16pt" officeooo:rsid="0016d97f" style:font-size-asian="16pt" style:font-size-complex="16pt"/>
    </style:style>
    <style:style style:name="T9" style:family="text">
      <style:text-properties style:font-name="Liberation Serif" fo:font-size="16pt" officeooo:rsid="00174d22" style:font-size-asian="16pt" style:font-size-complex="16pt"/>
    </style:style>
    <style:style style:name="T10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T11" style:family="text">
      <style:text-properties style:font-name="Liberation Serif" fo:font-size="16pt" fo:font-weight="normal" officeooo:rsid="0014c578" style:font-size-asian="16pt" style:font-weight-asian="normal" style:font-size-complex="16pt" style:font-weight-complex="normal"/>
    </style:style>
    <style:style style:name="T12" style:family="text">
      <style:text-properties officeooo:rsid="001ce33f"/>
    </style:style>
    <style:style style:name="T13" style:family="text">
      <style:text-properties officeooo:rsid="001f3b5e"/>
    </style:style>
    <style:style style:name="T14" style:family="text">
      <style:text-properties officeooo:rsid="00256300"/>
    </style:style>
    <style:style style:name="T15" style:family="text">
      <style:text-properties officeooo:rsid="00273620"/>
    </style:style>
    <style:style style:name="T16" style:family="text">
      <style:text-properties officeooo:rsid="00293a80"/>
    </style:style>
    <style:style style:name="T17" style:family="text">
      <style:text-properties officeooo:rsid="002aad3b"/>
    </style:style>
    <style:style style:name="T18" style:family="text">
      <style:text-properties officeooo:rsid="00325e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1933 <text:span text:style-name="T2">a</text:span>rrivé<text:span text:style-name="T16">e</text:span> d'Hitler au pouvoir par élection, <text:span text:style-name="T2">il</text:span> s'appuie sur les frustrations des Allemands <text:span text:style-name="T2">compte tenu</text:span> <text:span text:style-name="T2">de la</text:span> crisse economique, <text:span text:style-name="T2">de</text:span> <text:span text:style-name="T1">l'humiliation</text:span> de la première g<text:span text:style-name="T17">ue</text:span>rre mondial<text:span text:style-name="T17">e</text:span>. <text:span text:style-name="T1">Hitler est une verritable solution à leurs problèmes de frustrations. Hitler impose, d'une part une dictature ainsi q'un contrôle absolu de la population et de l'économie et enfin la répression du tort opposant face au regime</text:span></text:p>
      <text:p text:style-name="P3"/>
      <text:p text:style-name="P3"/>
      <text:p text:style-name="P10"><text:span text:style-name="T3">Il</text:span><text:span text:style-name="T5"> n'y a pas de veritable doctrine, pas d'ideologue, </text:span><text:span text:style-name="T6">c'est Hitler qui impose son ideologie. En 1935 les lois de Nurimberg </text:span><text:span text:style-name="T8">sont </text:span><text:span text:style-name="T6">adoptées, </text:span><text:span text:style-name="T9">ce qui prolmulguent un déficit de citoyenneté des Juifs par rapport aux Allemands </text:span><text:span text:style-name="T4">Elles se composent de trois textes : la </text:span><text:span text:style-name="T7">loi</text:span><text:span text:style-name="T4"> sur le drapeau du Reich, la </text:span><text:span text:style-name="T11">loi</text:span><text:span text:style-name="T4"> sur la citoyenneté du Reich et la </text:span><text:span text:style-name="T10">loi</text:span><text:span text:style-name="T4"> sur la protection du sang allemand et de l'honneur allemand.</text:span></text:p>
      <text:p text:style-name="P4"/>
      <text:p text:style-name="P5">La société Allemande adhérent au régime nazi et au programme d'Hitler.</text:p>
      <text:p text:style-name="P6">embrigadement de la jeunesse c'est la jeunesse Hitlériennes.</text:p>
      <text:p text:style-name="P8">Toute l'économie de l'Allemagne est controlée et tournée vers la guerre,</text:p>
      <text:p text:style-name="P9">nottamment avec le <text:span text:style-name="T15">P</text:span>lan de 4 ans de 1936,<text:span text:style-name="T15">(progamme National-socialiste d'armement et de préparation à la Seconde Guerre Mondiale.), C'est la nazification de la société.</text:span></text:p>
      <text:p text:style-name="P7"/>
      <text:p text:style-name="P7">La police est omniprésente <text:span text:style-name="T18">et très violente</text:span>, <text:span text:style-name="T13">supréssion des libertés individuelles, les opposants, les Juifs, les Tziganes, les homosexuels, les handicapés sont éliminés ou envoyés dans les cam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13:38:28.512131155</meta:creation-date>
    <dc:date>2021-01-01T15:59:14.025723196</dc:date>
    <meta:editing-duration>PT2H15M43S</meta:editing-duration>
    <meta:editing-cycles>4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217" meta:character-count="1367" meta:non-whitespace-character-count="1157"/>
  </office:meta>
</office:document-meta>
</file>